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931in" table:align="left"/>
    </style:style>
    <style:style style:name="Tabelle1.A" style:family="table-column">
      <style:table-column-properties style:column-width="1.2944in"/>
    </style:style>
    <style:style style:name="Tabelle1.B" style:family="table-column">
      <style:table-column-properties style:column-width="3.2153in"/>
    </style:style>
    <style:style style:name="Tabelle1.C" style:family="table-column">
      <style:table-column-properties style:column-width="2.1833in"/>
    </style:style>
    <style:style style:name="Tabelle1.A1" style:family="table-cell">
      <style:table-cell-properties style:vertical-align="middle" fo:padding="0.0194in" fo:border="none"/>
    </style:style>
    <style:style style:name="Tabelle2" style:family="table">
      <style:table-properties style:width="4.1632in" table:align="left"/>
    </style:style>
    <style:style style:name="Tabelle2.A" style:family="table-column">
      <style:table-column-properties style:column-width="1.0944in"/>
    </style:style>
    <style:style style:name="Tabelle2.B" style:family="table-column">
      <style:table-column-properties style:column-width="2.391in"/>
    </style:style>
    <style:style style:name="Tabelle2.C" style:family="table-column">
      <style:table-column-properties style:column-width="0.6778in"/>
    </style:style>
    <style:style style:name="Tabelle2.A1" style:family="table-cell">
      <style:table-cell-properties style:vertical-align="middle" fo:padding="0.0194in" fo:border="none"/>
    </style:style>
    <style:style style:name="Tabelle3" style:family="table">
      <style:table-properties style:width="6.6931in" table:align="left"/>
    </style:style>
    <style:style style:name="Tabelle3.A" style:family="table-column">
      <style:table-column-properties style:column-width="2.3944in"/>
    </style:style>
    <style:style style:name="Tabelle3.B" style:family="table-column">
      <style:table-column-properties style:column-width="3.1313in"/>
    </style:style>
    <style:style style:name="Tabelle3.C" style:family="table-column">
      <style:table-column-properties style:column-width="1.1674in"/>
    </style:style>
    <style:style style:name="Tabelle3.A1" style:family="table-cell">
      <style:table-cell-properties style:vertical-align="middle" fo:padding="0.0194in" fo:border="none"/>
    </style:style>
    <style:style style:name="Table1" style:family="table">
      <style:table-properties style:width="4.0569in" table:align="left"/>
    </style:style>
    <style:style style:name="Table1.A" style:family="table-column">
      <style:table-column-properties style:column-width="1.1854in"/>
    </style:style>
    <style:style style:name="Table1.B" style:family="table-column">
      <style:table-column-properties style:column-width="2.871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3924in"/>
    </style:style>
    <style:style style:name="Table2.B" style:family="table-column">
      <style:table-column-properties style:column-width="2.5722in"/>
    </style:style>
    <style:style style:name="Table2.C" style:family="table-column">
      <style:table-column-properties style:column-width="2.728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lar, hier ist eine vollständige Liste aller Python-Module, die wir bisher besprochen haben, plus ein paar wichtige für das <text:span text:style-name="Strong_20_Emphasis">Versenden von E-Mails</text:span>. Ich notiere kurz, wofür sie jeweils gut sind:</text:p>
      <text:p text:style-name="Horizontal_20_Line"/>
      <text:h text:style-name="Heading_20_2" text:outline-level="2">Alle bisher genannten Module mit Erkläru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Modul</text:p>
            </table:table-cell>
            <table:table-cell table:style-name="Tabelle1.A1" office:value-type="string">
              <text:p text:style-name="Table_20_Heading">Für was?</text:p>
            </table:table-cell>
            <table:table-cell table:style-name="Tabelle1.A1" office:value-type="string">
              <text:p text:style-name="Table_20_Heading">Externes Modul (installieren?)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ource_20_Text">cryptography</text:span></text:p>
          </table:table-cell>
          <table:table-cell table:style-name="Tabelle1.A1" office:value-type="string">
            <text:p text:style-name="Table_20_Contents">Verschlüsselung &amp; Entschlüsselung (z.B. Fernet)</text:p>
          </table:table-cell>
          <table:table-cell table:style-name="Tabelle1.A1" office:value-type="string">
            <text:p text:style-name="Table_20_Contents">Ja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imaplib</text:span></text:p>
          </table:table-cell>
          <table:table-cell table:style-name="Tabelle1.A1" office:value-type="string">
            <text:p text:style-name="Table_20_Contents">E-Mails per IMAP abrufen</text:p>
          </table:table-cell>
          <table:table-cell table:style-name="Tabelle1.A1" office:value-type="string">
            <text:p text:style-name="Table_20_Contents">Nein (eingebaut)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email</text:span></text:p>
          </table:table-cell>
          <table:table-cell table:style-name="Tabelle1.A1" office:value-type="string">
            <text:p text:style-name="Table_20_Contents">E-Mail-Inhalte parsen und bauen</text:p>
          </table:table-cell>
          <table:table-cell table:style-name="Tabelle1.A1" office:value-type="string">
            <text:p text:style-name="Table_20_Contents">Nein (eingebaut)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email.header</text:span></text:p>
          </table:table-cell>
          <table:table-cell table:style-name="Tabelle1.A1" office:value-type="string">
            <text:p text:style-name="Table_20_Contents">E-Mail-Header dekodieren (Betreff, Absender)</text:p>
          </table:table-cell>
          <table:table-cell table:style-name="Tabelle1.A1" office:value-type="string">
            <text:p text:style-name="Table_20_Contents">Nein (eingebaut)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time</text:span></text:p>
          </table:table-cell>
          <table:table-cell table:style-name="Tabelle1.A1" office:value-type="string">
            <text:p text:style-name="Table_20_Contents">Zeitsteuerung, z.B. Pause in Skripten</text:p>
          </table:table-cell>
          <table:table-cell table:style-name="Tabelle1.A1" office:value-type="string">
            <text:p text:style-name="Table_20_Contents">Nein (eingebaut)</text:p>
          </table:table-cell>
        </table:table-row>
      </table:table>
      <text:p text:style-name="Horizontal_20_Line"/>
      <text:h text:style-name="Heading_20_2" text:outline-level="2">Optional (komfortablere E-Mail-Verarbeitung)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Modul</text:p>
            </table:table-cell>
            <table:table-cell table:style-name="Tabelle2.A1" office:value-type="string">
              <text:p text:style-name="Table_20_Heading">Für was?</text:p>
            </table:table-cell>
            <table:table-cell table:style-name="Tabelle2.A1" office:value-type="string">
              <text:p text:style-name="Table_20_Heading">Extern?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ource_20_Text">imapclient</text:span></text:p>
          </table:table-cell>
          <table:table-cell table:style-name="Tabelle2.A1" office:value-type="string">
            <text:p text:style-name="Table_20_Contents">Einfachere IMAP-Kommunikation</text:p>
          </table:table-cell>
          <table:table-cell table:style-name="Tabelle2.A1" office:value-type="string">
            <text:p text:style-name="Table_20_Contents">Ja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pyzmail36</text:span></text:p>
          </table:table-cell>
          <table:table-cell table:style-name="Tabelle2.A1" office:value-type="string">
            <text:p text:style-name="Table_20_Contents">Einfaches Parsen von E-Mails</text:p>
          </table:table-cell>
          <table:table-cell table:style-name="Tabelle2.A1" office:value-type="string">
            <text:p text:style-name="Table_20_Contents">Ja</text:p>
          </table:table-cell>
        </table:table-row>
      </table:table>
      <text:p text:style-name="Horizontal_20_Line"/>
      <text:h text:style-name="Heading_20_2" text:outline-level="2">Module zum <text:span text:style-name="Strong_20_Emphasis">Versenden von E-Mails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Table_20_Heading">Modul</text:p>
            </table:table-cell>
            <table:table-cell table:style-name="Tabelle3.A1" office:value-type="string">
              <text:p text:style-name="Table_20_Heading">Für was?</text:p>
            </table:table-cell>
            <table:table-cell table:style-name="Tabelle3.A1" office:value-type="string">
              <text:p text:style-name="Table_20_Heading">Extern?</text:p>
            </table:table-cell>
          </table:table-row>
        </table:table-header-rows>
        <table:table-row>
          <table:table-cell table:style-name="Tabelle3.A1" office:value-type="string">
            <text:p text:style-name="Table_20_Contents"><text:span text:style-name="Source_20_Text">smtplib</text:span></text:p>
          </table:table-cell>
          <table:table-cell table:style-name="Tabelle3.A1" office:value-type="string">
            <text:p text:style-name="Table_20_Contents">SMTP-Verbindung zum Senden von E-Mails</text:p>
          </table:table-cell>
          <table:table-cell table:style-name="Tabelle3.A1" office:value-type="string">
            <text:p text:style-name="Table_20_Contents">Nein (eingebaut)</text:p>
          </table:table-cell>
        </table:table-row>
        <table:table-row>
          <table:table-cell table:style-name="Tabelle3.A1" office:value-type="string">
            <text:p text:style-name="Table_20_Contents"><text:span text:style-name="Source_20_Text">email.message</text:span> / <text:span text:style-name="Source_20_Text">email.mime</text:span></text:p>
          </table:table-cell>
          <table:table-cell table:style-name="Tabelle3.A1" office:value-type="string">
            <text:p text:style-name="Table_20_Contents">E-Mail-Nachrichten und MIME-Inhalte bauen</text:p>
          </table:table-cell>
          <table:table-cell table:style-name="Tabelle3.A1" office:value-type="string">
            <text:p text:style-name="Table_20_Contents">Nein (eingebaut)</text:p>
          </table:table-cell>
        </table:table-row>
        <table:table-row>
          <table:table-cell table:style-name="Tabelle3.A1" office:value-type="string">
            <text:p text:style-name="Table_20_Contents"><text:span text:style-name="Source_20_Text">ssl</text:span></text:p>
          </table:table-cell>
          <table:table-cell table:style-name="Tabelle3.A1" office:value-type="string">
            <text:p text:style-name="Table_20_Contents">Sichere SSL/TLS-Verbindungen (z.B. für SMTP)</text:p>
          </table:table-cell>
          <table:table-cell table:style-name="Tabelle3.A1" office:value-type="string">
            <text:p text:style-name="Table_20_Contents">Nein (eingebaut)</text:p>
          </table:table-cell>
        </table:table-row>
      </table:table>
      <text:p text:style-name="Horizontal_20_Line"/>
      <text:h text:style-name="Heading_20_2" text:outline-level="2">Kurze Erklärung zum Versenden mit Python</text:h>
      <text:list text:style-name="L1">
        <text:list-item>
          <text:p text:style-name="P3"><text:span text:style-name="Source_20_Text">smtplib</text:span> ist das Standardmodul, um per SMTP E-Mails zu versenden.</text:p>
        </text:list-item>
        <text:list-item>
          <text:p text:style-name="P3">Du baust deine E-Mail mit <text:span text:style-name="Source_20_Text">email.mime</text:span> (z.B. <text:span text:style-name="Source_20_Text">MIMEText</text:span> für Textinhalte).</text:p>
        </text:list-item>
        <text:list-item>
          <text:p text:style-name="P3">Für sichere Verbindungen benutzt du <text:span text:style-name="Source_20_Text">ssl</text:span> oder <text:span text:style-name="Source_20_Text">smtplib.SMTP_SSL</text:span>.</text:p>
        </text:list-item>
        <text:list-item>
          <text:p text:style-name="P3">Beispiel: Gmail SMTP-Server heißt <text:span text:style-name="Source_20_Text">smtp.gmail.com</text:span>, Port <text:span text:style-name="Source_20_Text">465</text:span> (SSL) oder <text:span text:style-name="Source_20_Text">587</text:span> (STARTTLS).</text:p>
        </text:list-item>
      </text:list>
      <text:p text:style-name="Horizontal_20_Line"/>
      <text:h text:style-name="Heading_20_2" text:outline-level="2"><text:soft-page-break/>Beispiel (kurz) zum Versenden mit <text:span text:style-name="Source_20_Text">smtplib</text:span></text:h>
      <text:p text:style-name="Preformatted_20_Text"><text:span text:style-name="Source_20_Text">import smtplib</text:span></text:p>
      <text:p text:style-name="Preformatted_20_Text"><text:span text:style-name="Source_20_Text">from email.mime.text import MIMEText</text:span></text:p>
      <text:p text:style-name="Preformatted_20_Text"><text:span text:style-name="Source_20_Text">import ssl</text:span></text:p>
      <text:p text:style-name="Preformatted_20_Text"/>
      <text:p text:style-name="Preformatted_20_Text"><text:span text:style-name="Source_20_Text">smtp_server = "smtp.gmail.com"</text:span></text:p>
      <text:p text:style-name="Preformatted_20_Text"><text:span text:style-name="Source_20_Text">port = 465 <text:s/># SSL Port</text:span></text:p>
      <text:p text:style-name="Preformatted_20_Text"><text:span text:style-name="Source_20_Text">sender_email = "dein.email@gmail.com"</text:span></text:p>
      <text:p text:style-name="Preformatted_20_Text"><text:span text:style-name="Source_20_Text">password = "dein_app_passwort"</text:span></text:p>
      <text:p text:style-name="Preformatted_20_Text"><text:span text:style-name="Source_20_Text">receiver_email = "ziel.email@example.com"</text:span></text:p>
      <text:p text:style-name="Preformatted_20_Text"><text:span text:style-name="Source_20_Text">message = MIMEText("Hallo, das ist eine Testmail.", "plain")</text:span></text:p>
      <text:p text:style-name="Preformatted_20_Text"><text:span text:style-name="Source_20_Text">message["Subject"] = "Test E-Mail"</text:span></text:p>
      <text:p text:style-name="Preformatted_20_Text"><text:span text:style-name="Source_20_Text">message["From"] = sender_email</text:span></text:p>
      <text:p text:style-name="Preformatted_20_Text"><text:span text:style-name="Source_20_Text">message["To"] = receiver_email</text:span></text:p>
      <text:p text:style-name="Preformatted_20_Text"/>
      <text:p text:style-name="Preformatted_20_Text"><text:span text:style-name="Source_20_Text">context = ssl.create_default_context()</text:span></text:p>
      <text:p text:style-name="Preformatted_20_Text"><text:span text:style-name="Source_20_Text">with smtplib.SMTP_SSL(smtp_server, port, context=context) as server:</text:span></text:p>
      <text:p text:style-name="Preformatted_20_Text"><text:span text:style-name="Source_20_Text"><text:s text:c="4"/>server.login(sender_email, password)</text:span></text:p>
      <text:p text:style-name="P1"><text:span text:style-name="Source_20_Text"><text:s text:c="4"/>server.sendmail(sender_email, receiver_email, message.as_string())</text:span></text:p>
      <text:p text:style-name="Horizontal_20_Line"/>
      <text:h text:style-name="Heading_20_2" text:outline-level="2">Zusammenfassung für dein Projekt</text:h>
      <text:list text:style-name="L2">
        <text:list-item>
          <text:p text:style-name="P4">Für <text:span text:style-name="Strong_20_Emphasis">Verschlüsselung:</text:span> <text:span text:style-name="Source_20_Text">cryptography</text:span></text:p>
        </text:list-item>
        <text:list-item>
          <text:p text:style-name="P4">Für <text:span text:style-name="Strong_20_Emphasis">E-Mail empfangen:</text:span> <text:span text:style-name="Source_20_Text">imaplib</text:span>, <text:span text:style-name="Source_20_Text">email</text:span> (eingebaut)</text:p>
        </text:list-item>
        <text:list-item>
          <text:p text:style-name="P4">Für <text:span text:style-name="Strong_20_Emphasis">E-Mail senden:</text:span> <text:span text:style-name="Source_20_Text">smtplib</text:span>, <text:span text:style-name="Source_20_Text">email.mime</text:span>, <text:span text:style-name="Source_20_Text">ssl</text:span> (eingebaut)</text:p>
        </text:list-item>
        <text:list-item>
          <text:p text:style-name="P4">Optional für Komfort: <text:span text:style-name="Source_20_Text">imapclient</text:span>, <text:span text:style-name="Source_20_Text">pyzmail36</text:span></text:p>
        </text:list-item>
      </text:list>
      <text:p text:style-name="Horizontal_20_Line"/>
      <text:p text:style-name="Text_20_body">Wenn du magst, kann ich dir auch eine passende <text:span text:style-name="Source_20_Text">requirements.txt</text:span> mit optionalen Paketen schreiben — oder ein Beispielskript für das Versenden und Empfangen mit allem zusammen!<text:line-break/>Möchtest du das?</text:p>
      <text:p text:style-name="Text_20_body">Klar, für dein Programm (automatisches, anpassbares E-Mail-Antwort-Tool auf Ubuntu mit Huggingface-KI, Bash-Integration und Verschlüsselung) sind verschiedene Module und Technologien relevant.</text:p>
      <text:p text:style-name="Text_20_body">Hier eine Liste mit den wichtigsten Modulen/Themen, die du lernen solltest, mit kurzen Erklärungen:</text:p>
      <text:p text:style-name="Horizontal_20_Line"/>
      <text:h text:style-name="Heading_20_3" text:outline-level="3">1. <text:span text:style-name="Strong_20_Emphasis">E-Mail-Verarbeitung</text:span></text:h>
      <text:list text:style-name="L3">
        <text:list-item>
          <text:p text:style-name="P5"><text:span text:style-name="Strong_20_Emphasis"><text:span text:style-name="Source_20_Text">imaplib</text:span></text:span> (Python): Für das Abrufen von E-Mails über IMAP (z.B. von Gmail, eigenen Mailservern)</text:p>
        </text:list-item>
        <text:list-item>
          <text:p text:style-name="P5"><text:soft-page-break/><text:span text:style-name="Strong_20_Emphasis"><text:span text:style-name="Source_20_Text">smtplib</text:span></text:span> (Python): Zum Versenden von E-Mails</text:p>
        </text:list-item>
        <text:list-item>
          <text:p text:style-name="P5"><text:span text:style-name="Strong_20_Emphasis"><text:span text:style-name="Source_20_Text">email</text:span></text:span> (Python): Zum Parsen, Erstellen und Verarbeiten von E-Mail-Nachrichten</text:p>
        </text:list-item>
        <text:list-item>
          <text:p text:style-name="P5"><text:span text:style-name="Strong_20_Emphasis"><text:span text:style-name="Source_20_Text">mailparser</text:span></text:span> (3rd-Party): Komfortableres E-Mail-Parsing (optional)</text:p>
        </text:list-item>
      </text:list>
      <text:p text:style-name="Horizontal_20_Line"/>
      <text:h text:style-name="Heading_20_3" text:outline-level="3">2. <text:span text:style-name="Strong_20_Emphasis">Huggingface KI &amp; NLP</text:span></text:h>
      <text:list text:style-name="L4">
        <text:list-item>
          <text:p text:style-name="P6"><text:span text:style-name="Strong_20_Emphasis"><text:span text:style-name="Source_20_Text">transformers</text:span></text:span> (Huggingface): Für den Zugriff auf vortrainierte Modelle (z.B. GPT, BERT)</text:p>
        </text:list-item>
        <text:list-item>
          <text:p text:style-name="P6"><text:span text:style-name="Strong_20_Emphasis"><text:span text:style-name="Source_20_Text">datasets</text:span></text:span> (Huggingface): Falls du eigene Daten verarbeiten möchtest</text:p>
        </text:list-item>
        <text:list-item>
          <text:p text:style-name="P6"><text:span text:style-name="Strong_20_Emphasis"><text:span text:style-name="Source_20_Text">torch</text:span></text:span><text:span text:style-name="Strong_20_Emphasis"> / </text:span><text:span text:style-name="Strong_20_Emphasis"><text:span text:style-name="Source_20_Text">tensorflow</text:span></text:span>: Je nach verwendetem Backend des Modells</text:p>
        </text:list-item>
        <text:list-item>
          <text:p text:style-name="P6"><text:span text:style-name="Strong_20_Emphasis"><text:span text:style-name="Source_20_Text">sentence-transformers</text:span></text:span> (optional): Für semantische Ähnlichkeit und Text-Embedding</text:p>
        </text:list-item>
      </text:list>
      <text:p text:style-name="Horizontal_20_Line"/>
      <text:h text:style-name="Heading_20_3" text:outline-level="3">3. <text:span text:style-name="Strong_20_Emphasis">Bash-Scripting und Terminal-Integration</text:span></text:h>
      <text:list text:style-name="L5">
        <text:list-item>
          <text:p text:style-name="P7">Grundkenntnisse in <text:span text:style-name="Strong_20_Emphasis">Bash</text:span> und Shell-Scripting</text:p>
        </text:list-item>
        <text:list-item>
          <text:p text:style-name="P7"><text:span text:style-name="Strong_20_Emphasis"><text:span text:style-name="Source_20_Text">subprocess</text:span></text:span> (Python): Um Bash-Skripte aus Python aufzurufen oder Terminal-Kommandos zu steuern</text:p>
        </text:list-item>
        <text:list-item>
          <text:p text:style-name="P7">Eventuell Tools wie <text:span text:style-name="Strong_20_Emphasis"><text:span text:style-name="Source_20_Text">pexpect</text:span></text:span> zum automatisierten Interagieren mit Terminals</text:p>
        </text:list-item>
      </text:list>
      <text:p text:style-name="Horizontal_20_Line"/>
      <text:h text:style-name="Heading_20_3" text:outline-level="3">4. <text:span text:style-name="Strong_20_Emphasis">Verschlüsselung &amp; Sicherheit</text:span></text:h>
      <text:list text:style-name="L6">
        <text:list-item>
          <text:p text:style-name="P8"><text:span text:style-name="Strong_20_Emphasis"><text:span text:style-name="Source_20_Text">cryptography</text:span></text:span> (Python): Zum Verschlüsseln/Entschlüsseln von Daten (E-Mails, Passwörter)</text:p>
        </text:list-item>
        <text:list-item>
          <text:p text:style-name="P8">Grundverständnis von symmetrischer und asymmetrischer Verschlüsselung</text:p>
        </text:list-item>
        <text:list-item>
          <text:p text:style-name="P8">Umgang mit Schlüsselmanagement (z.B. sichere Speicherung der Schlüssel)</text:p>
        </text:list-item>
      </text:list>
      <text:p text:style-name="Horizontal_20_Line"/>
      <text:h text:style-name="Heading_20_3" text:outline-level="3">5. <text:span text:style-name="Strong_20_Emphasis">Konfiguration &amp; Customizing</text:span></text:h>
      <text:list text:style-name="L7">
        <text:list-item>
          <text:p text:style-name="P9"><text:span text:style-name="Strong_20_Emphasis"><text:span text:style-name="Source_20_Text">argparse</text:span></text:span> (Python): Für Kommandozeilen-Parameter und Optionen</text:p>
        </text:list-item>
        <text:list-item>
          <text:p text:style-name="P9"><text:span text:style-name="Strong_20_Emphasis"><text:span text:style-name="Source_20_Text">configparser</text:span></text:span> oder <text:span text:style-name="Strong_20_Emphasis">YAML</text:span>-Bibliotheken (<text:span text:style-name="Source_20_Text">PyYAML</text:span>): Für Konfigurationsdateien</text:p>
        </text:list-item>
        <text:list-item>
          <text:p text:style-name="P9"><text:soft-page-break/>Dynamische Anpassung von KI-Prompts (kann im Code implementiert werden)</text:p>
        </text:list-item>
      </text:list>
      <text:p text:style-name="Horizontal_20_Line"/>
      <text:h text:style-name="Heading_20_3" text:outline-level="3">6. <text:span text:style-name="Strong_20_Emphasis">Sonstige wichtige Skills</text:span></text:h>
      <text:list text:style-name="L8">
        <text:list-item>
          <text:p text:style-name="P10"><text:span text:style-name="Strong_20_Emphasis">Fehlerbehandlung &amp; Logging</text:span>: z.B. mit <text:span text:style-name="Source_20_Text">logging</text:span>-Modul</text:p>
        </text:list-item>
        <text:list-item>
          <text:p text:style-name="P10"><text:span text:style-name="Strong_20_Emphasis">Asyncio / Multithreading</text:span>: Falls parallele Prozesse nötig sind (z.B. E-Mail-Überwachung)</text:p>
        </text:list-item>
        <text:list-item>
          <text:p text:style-name="P10">Grundkenntnisse zu Linux-Daemons (Systemd) für dauerhaften Hintergrundbetrieb</text:p>
        </text:list-item>
        <text:list-item>
          <text:p text:style-name="P10">Umgang mit Umgebungsvariablen und sicheren Secrets</text:p>
        </text:list-item>
      </text:list>
      <text:p text:style-name="Horizontal_20_Line"/>
      <text:h text:style-name="Heading_20_3" text:outline-level="3">Zusammenfassung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hema</text:p>
            </table:table-cell>
            <table:table-cell table:style-name="Table1.A1" office:value-type="string">
              <text:p text:style-name="Table_20_Heading">Module/Tools</text:p>
            </table:table-cell>
          </table:table-row>
        </table:table-header-rows>
        <table:table-row>
          <table:table-cell table:style-name="Table1.A1" office:value-type="string">
            <text:p text:style-name="Table_20_Contents">E-Mail</text:p>
          </table:table-cell>
          <table:table-cell table:style-name="Table1.A1" office:value-type="string">
            <text:p text:style-name="Table_20_Contents"><text:span text:style-name="Source_20_Text">imaplib</text:span>, <text:span text:style-name="Source_20_Text">smtplib</text:span>, <text:span text:style-name="Source_20_Text">email</text:span></text:p>
          </table:table-cell>
        </table:table-row>
        <table:table-row>
          <table:table-cell table:style-name="Table1.A1" office:value-type="string">
            <text:p text:style-name="Table_20_Contents">KI / NLP</text:p>
          </table:table-cell>
          <table:table-cell table:style-name="Table1.A1" office:value-type="string">
            <text:p text:style-name="Table_20_Contents"><text:span text:style-name="Source_20_Text">transformers</text:span>, <text:span text:style-name="Source_20_Text">torch</text:span></text:p>
          </table:table-cell>
        </table:table-row>
        <table:table-row>
          <table:table-cell table:style-name="Table1.A1" office:value-type="string">
            <text:p text:style-name="Table_20_Contents">Bash / Terminal</text:p>
          </table:table-cell>
          <table:table-cell table:style-name="Table1.A1" office:value-type="string">
            <text:p text:style-name="Table_20_Contents"><text:span text:style-name="Source_20_Text">subprocess</text:span>, Bash scripting</text:p>
          </table:table-cell>
        </table:table-row>
        <table:table-row>
          <table:table-cell table:style-name="Table1.A1" office:value-type="string">
            <text:p text:style-name="Table_20_Contents">Verschlüsselung</text:p>
          </table:table-cell>
          <table:table-cell table:style-name="Table1.A1" office:value-type="string">
            <text:p text:style-name="Table_20_Contents"><text:span text:style-name="Source_20_Text">cryptography</text:span></text:p>
          </table:table-cell>
        </table:table-row>
        <table:table-row>
          <table:table-cell table:style-name="Table1.A1" office:value-type="string">
            <text:p text:style-name="Table_20_Contents">Konfiguration</text:p>
          </table:table-cell>
          <table:table-cell table:style-name="Table1.A1" office:value-type="string">
            <text:p text:style-name="Table_20_Contents"><text:span text:style-name="Source_20_Text">argparse</text:span>, <text:span text:style-name="Source_20_Text">configparser</text:span>, <text:span text:style-name="Source_20_Text">PyYAML</text:span></text:p>
          </table:table-cell>
        </table:table-row>
        <table:table-row>
          <table:table-cell table:style-name="Table1.A1" office:value-type="string">
            <text:p text:style-name="Table_20_Contents">Sonstiges</text:p>
          </table:table-cell>
          <table:table-cell table:style-name="Table1.A1" office:value-type="string">
            <text:p text:style-name="Table_20_Contents"><text:span text:style-name="Source_20_Text">logging</text:span>, <text:span text:style-name="Source_20_Text">asyncio</text:span>, Systemd</text:p>
          </table:table-cell>
        </table:table-row>
      </table:table>
      <text:p text:style-name="Horizontal_20_Line"/>
      <text:p text:style-name="Text_20_body">Wenn du möchtest, kann ich dir für jedes Thema Beispielcode oder Tutorials empfehlen!<text:line-break/>Möchtest du das?</text:p>
      <text:p text:style-name="Text_20_body">Klar! Hier ist ein <text:span text:style-name="Strong_20_Emphasis">komplexes Bash-Cheatsheet</text:span> mit wichtigen Befehlen, Syntax, Konzepten und Beispielen — perfekt für fortgeschrittene Nutzer, die mehr als nur Basics wollen:</text:p>
      <text:p text:style-name="Horizontal_20_Line"/>
      <text:h text:style-name="Heading_20_1" text:outline-level="1"/>
      <text:p text:style-name="Text_20_body">Klar! Hier sind wichtige Python-Module, die du für ein Linux-Terminalprogramm, das mit Bash-Skripten arbeitet, nutzen solltest. Ich erkläre jeweils <text:span text:style-name="Strong_20_Emphasis">warum</text:span>, <text:span text:style-name="Strong_20_Emphasis">wann</text:span>, und gebe ein kleines <text:span text:style-name="Strong_20_Emphasis">Beispiel</text:span>.</text:p>
      <text:p text:style-name="Horizontal_20_Line"/>
      <text:h text:style-name="Heading_20_1" text:outline-level="1">1. <text:span text:style-name="Strong_20_Emphasis">subprocess</text:span></text:h>
      <text:p text:style-name="Text_20_body"><text:span text:style-name="Strong_20_Emphasis">Warum?</text:span><text:line-break/>Damit kannst du externe Prozesse starten (z.B. Bash-Skripte) und deren Ausgabe oder Fehler in Python abfangen.<text:line-break/><text:span text:style-name="Strong_20_Emphasis">Wichtig:</text:span> Es ist sicherer und flexibler als <text:span text:style-name="Source_20_Text">os.system</text:span>.</text:p>
      <text:p text:style-name="Text_20_body"><text:soft-page-break/><text:span text:style-name="Strong_20_Emphasis">Beispiel:</text:span> Bash-Skript ausführen und Ausgabe einfangen.</text:p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result = subprocess.run(["bash", "mein_script.sh"], capture_output=True, text=True)</text:span></text:p>
      <text:p text:style-name="Preformatted_20_Text"><text:span text:style-name="Source_20_Text">if result.returncode == 0:</text:span></text:p>
      <text:p text:style-name="Preformatted_20_Text"><text:span text:style-name="Source_20_Text"><text:s text:c="4"/>print("Erfolg:", result.stdout)</text:span></text:p>
      <text:p text:style-name="Preformatted_20_Text"><text:span text:style-name="Source_20_Text">else:</text:span></text:p>
      <text:p text:style-name="P1"><text:span text:style-name="Source_20_Text"><text:s text:c="4"/>print("Fehler:", result.stderr)</text:span></text:p>
      <text:p text:style-name="Horizontal_20_Line"/>
      <text:h text:style-name="Heading_20_1" text:outline-level="1">2. <text:span text:style-name="Strong_20_Emphasis">pathlib</text:span></text:h>
      <text:p text:style-name="Text_20_body"><text:span text:style-name="Strong_20_Emphasis">Warum?</text:span><text:line-break/>Modernes Modul für Dateipfade, plattformunabhängig, sicherer und komfortabler als <text:span text:style-name="Source_20_Text">os.path</text:span>.</text:p>
      <text:p text:style-name="Text_20_body"><text:span text:style-name="Strong_20_Emphasis">Beispiel:</text:span> Prüfen, ob eine Datei existiert und den absoluten Pfad ausgeben.</text:p>
      <text:p text:style-name="Preformatted_20_Text"><text:span text:style-name="Source_20_Text">from pathlib import Path</text:span></text:p>
      <text:p text:style-name="Preformatted_20_Text"/>
      <text:p text:style-name="Preformatted_20_Text"><text:span text:style-name="Source_20_Text">pfad = Path("mein_script.sh")</text:span></text:p>
      <text:p text:style-name="Preformatted_20_Text"><text:span text:style-name="Source_20_Text">if pfad.exists():</text:span></text:p>
      <text:p text:style-name="Preformatted_20_Text"><text:span text:style-name="Source_20_Text"><text:s text:c="4"/>print("Datei gefunden:", pfad.resolve())</text:span></text:p>
      <text:p text:style-name="Preformatted_20_Text"><text:span text:style-name="Source_20_Text">else:</text:span></text:p>
      <text:p text:style-name="P1"><text:span text:style-name="Source_20_Text"><text:s text:c="4"/>print("Datei nicht gefunden!")</text:span></text:p>
      <text:p text:style-name="Horizontal_20_Line"/>
      <text:h text:style-name="Heading_20_1" text:outline-level="1">3. <text:span text:style-name="Strong_20_Emphasis">logging</text:span></text:h>
      <text:p text:style-name="Text_20_body"><text:span text:style-name="Strong_20_Emphasis">Warum?</text:span><text:line-break/>Zum sauberen und flexiblen Protokollieren von Programmabläufen, Fehlermeldungen und Debug-Informationen.<text:line-break/>Im Gegensatz zu <text:span text:style-name="Source_20_Text">print()</text:span> kannst du verschiedene Schweregrade (INFO, WARNING, ERROR) nutzen und Logs in Dateien speichern.</text:p>
      <text:p text:style-name="Text_20_body"><text:span text:style-name="Strong_20_Emphasis">Beispiel:</text:span> Einfache Log-Ausgabe in Konsole.</text:p>
      <text:p text:style-name="Preformatted_20_Text"><text:span text:style-name="Source_20_Text">import logging</text:span></text:p>
      <text:p text:style-name="Preformatted_20_Text"/>
      <text:p text:style-name="Preformatted_20_Text"><text:span text:style-name="Source_20_Text">logging.basicConfig(level=logging.INFO)</text:span></text:p>
      <text:p text:style-name="Preformatted_20_Text"><text:span text:style-name="Source_20_Text">logging.info("Programm gestartet")</text:span></text:p>
      <text:p text:style-name="P1"><text:span text:style-name="Source_20_Text">logging.error("Fehler beim Ausführen des Skripts")</text:span></text:p>
      <text:p text:style-name="Horizontal_20_Line"/>
      <text:h text:style-name="Heading_20_1" text:outline-level="1">4. <text:span text:style-name="Strong_20_Emphasis">argparse</text:span></text:h>
      <text:p text:style-name="Text_20_body"><text:span text:style-name="Strong_20_Emphasis">Warum?</text:span><text:line-break/><text:soft-page-break/>Ermöglicht das Verarbeiten von Kommandozeilen-Argumenten (Flags, Parameter). So kannst du dein Programm flexibel starten.</text:p>
      <text:p text:style-name="Text_20_body"><text:span text:style-name="Strong_20_Emphasis">Beispiel:</text:span> Ein Flag <text:span text:style-name="Source_20_Text">--verbose</text:span> definieren.</text:p>
      <text:p text:style-name="Preformatted_20_Text"><text:span text:style-name="Source_20_Text">import argparse</text:span></text:p>
      <text:p text:style-name="Preformatted_20_Text"/>
      <text:p text:style-name="Preformatted_20_Text"><text:span text:style-name="Source_20_Text">parser = argparse.ArgumentParser(description="Mein CLI-Tool")</text:span></text:p>
      <text:p text:style-name="Preformatted_20_Text"><text:span text:style-name="Source_20_Text">parser.add_argument("--verbose", action="store_true", help="Ausführliche Ausgabe aktivieren")</text:span></text:p>
      <text:p text:style-name="Preformatted_20_Text"><text:span text:style-name="Source_20_Text">args = parser.parse_args()</text:span></text:p>
      <text:p text:style-name="Preformatted_20_Text"/>
      <text:p text:style-name="Preformatted_20_Text"><text:span text:style-name="Source_20_Text">if args.verbose:</text:span></text:p>
      <text:p text:style-name="P1"><text:span text:style-name="Source_20_Text"><text:s text:c="4"/>print("Verbose-Modus aktiv")</text:span></text:p>
      <text:p text:style-name="Horizontal_20_Line"/>
      <text:h text:style-name="Heading_20_1" text:outline-level="1">5. <text:span text:style-name="Strong_20_Emphasis">os</text:span></text:h>
      <text:p text:style-name="Text_20_body"><text:span text:style-name="Strong_20_Emphasis">Warum?</text:span><text:line-break/>Enthält grundlegende Funktionen zum Arbeiten mit Betriebssystem-Features: Umgebungsvariablen, Prozess-IDs, Rechte setzen, Signalhandling.</text:p>
      <text:p text:style-name="Text_20_body"><text:span text:style-name="Strong_20_Emphasis">Beispiel:</text:span> Zugriff auf Umgebungsvariable und Setzen von Dateirechten.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print("HOME:", os.environ.get("HOME"))</text:span></text:p>
      <text:p text:style-name="Preformatted_20_Text"/>
      <text:p text:style-name="P1"><text:span text:style-name="Source_20_Text">os.chmod("mein_script.sh", 0o755) <text:s/># Macht die Datei ausführbar</text:span></text:p>
      <text:p text:style-name="Horizontal_20_Line"/>
      <text:h text:style-name="Heading_20_1" text:outline-level="1">6. <text:span text:style-name="Strong_20_Emphasis">signal</text:span></text:h>
      <text:p text:style-name="Text_20_body"><text:span text:style-name="Strong_20_Emphasis">Warum?</text:span><text:line-break/>Damit kannst du auf Signale wie <text:span text:style-name="Source_20_Text">SIGINT</text:span> (Strg+C) reagieren und dein Programm sauber beenden.</text:p>
      <text:p text:style-name="Text_20_body"><text:span text:style-name="Strong_20_Emphasis">Beispiel:</text:span> Signal-Handler für Strg+C</text:p>
      <text:p text:style-name="Preformatted_20_Text"><text:span text:style-name="Source_20_Text">import signal</text:span></text:p>
      <text:p text:style-name="Preformatted_20_Text"><text:span text:style-name="Source_20_Text">import sys</text:span></text:p>
      <text:p text:style-name="Preformatted_20_Text"/>
      <text:p text:style-name="Preformatted_20_Text"><text:span text:style-name="Source_20_Text">def handler(signum, frame):</text:span></text:p>
      <text:p text:style-name="Preformatted_20_Text"><text:span text:style-name="Source_20_Text"><text:s text:c="4"/>print("\nProgramm abgebrochen!")</text:span></text:p>
      <text:p text:style-name="Preformatted_20_Text"><text:span text:style-name="Source_20_Text"><text:s text:c="4"/>sys.exit(0)</text:span></text:p>
      <text:p text:style-name="Preformatted_20_Text"/>
      <text:p text:style-name="Preformatted_20_Text"><text:span text:style-name="Source_20_Text">signal.signal(signal.SIGINT, handler)</text:span></text:p>
      <text:p text:style-name="Preformatted_20_Text"/>
      <text:p text:style-name="Preformatted_20_Text"><text:span text:style-name="Source_20_Text">print("Drücke Strg+C zum Beenden")</text:span></text:p>
      <text:p text:style-name="P1"><text:span text:style-name="Source_20_Text">signal.pause() <text:s/># Wartet auf Signal</text:span></text:p>
      <text:p text:style-name="Horizontal_20_Line"/>
      <text:h text:style-name="Heading_20_1" text:outline-level="1"><text:soft-page-break/>7. <text:span text:style-name="Strong_20_Emphasis">json</text:span></text:h>
      <text:p text:style-name="Text_20_body"><text:span text:style-name="Strong_20_Emphasis">Warum?</text:span><text:line-break/>Viele Bash-Skripte oder Systemtools geben Daten als JSON aus. <text:span text:style-name="Source_20_Text">json</text:span> hilft dir, diese Ausgaben einfach zu parsen und weiterzuverarbeiten.</text:p>
      <text:p text:style-name="Text_20_body"><text:span text:style-name="Strong_20_Emphasis">Beispiel:</text:span> JSON-String parsen und ausgeben.</text:p>
      <text:p text:style-name="Preformatted_20_Text"><text:span text:style-name="Source_20_Text">import json</text:span></text:p>
      <text:p text:style-name="Preformatted_20_Text"/>
      <text:p text:style-name="Preformatted_20_Text"><text:span text:style-name="Source_20_Text">daten = '{"name": "Peter", "alter": 30}'</text:span></text:p>
      <text:p text:style-name="Preformatted_20_Text"><text:span text:style-name="Source_20_Text">objekt = json.loads(daten)</text:span></text:p>
      <text:p text:style-name="P1"><text:span text:style-name="Source_20_Text">print("Name:", objekt["name"])</text:span></text:p>
      <text:p text:style-name="Horizontal_20_Line"/>
      <text:h text:style-name="Heading_20_1" text:outline-level="1">8. <text:span text:style-name="Strong_20_Emphasis">shlex</text:span></text:h>
      <text:p text:style-name="Text_20_body"><text:span text:style-name="Strong_20_Emphasis">Warum?</text:span><text:line-break/>Wenn du Shell-Befehle als String hast, kannst du sie mit <text:span text:style-name="Source_20_Text">shlex.split()</text:span> sicher in Argumentlisten zerlegen — wichtig, um Shell-Injections zu vermeiden.</text:p>
      <text:p text:style-name="Text_20_body"><text:span text:style-name="Strong_20_Emphasis">Beispiel:</text:span> Sichere Zerlegung eines Befehlsstrings.</text:p>
      <text:p text:style-name="Preformatted_20_Text"><text:span text:style-name="Source_20_Text">import shlex</text:span></text:p>
      <text:p text:style-name="Preformatted_20_Text"/>
      <text:p text:style-name="Preformatted_20_Text"><text:span text:style-name="Source_20_Text">befehl = 'bash mein_script.sh --option "Wert mit Leerzeichen"'</text:span></text:p>
      <text:p text:style-name="Preformatted_20_Text"><text:span text:style-name="Source_20_Text">args = shlex.split(befehl)</text:span></text:p>
      <text:p text:style-name="P1"><text:span text:style-name="Source_20_Text">print(args) <text:s/># ['bash', 'mein_script.sh', '--option', 'Wert mit Leerzeichen']</text:span></text:p>
      <text:p text:style-name="Horizontal_20_Line"/>
      <text:h text:style-name="Heading_20_1" text:outline-level="1">9. <text:span text:style-name="Strong_20_Emphasis">prompt_toolkit</text:span> (optional, für fancy Eingaben)</text:h>
      <text:p text:style-name="Text_20_body"><text:span text:style-name="Strong_20_Emphasis">Warum?</text:span><text:line-break/>Bietet moderne, interaktive Eingabe mit Autovervollständigung, Syntax-Highlighting, Passwortfeldern.</text:p>
      <text:p text:style-name="Text_20_body"><text:span text:style-name="Strong_20_Emphasis">Beispiel:</text:span> Eingabe mit Autovervollständigung.</text:p>
      <text:p text:style-name="Preformatted_20_Text"><text:span text:style-name="Source_20_Text">from prompt_toolkit import prompt</text:span></text:p>
      <text:p text:style-name="Preformatted_20_Text"><text:span text:style-name="Source_20_Text">from prompt_toolkit.completion import WordCompleter</text:span></text:p>
      <text:p text:style-name="Preformatted_20_Text"/>
      <text:p text:style-name="Preformatted_20_Text"><text:span text:style-name="Source_20_Text">kommandos = WordCompleter(["start", "stop", "status"])</text:span></text:p>
      <text:p text:style-name="Preformatted_20_Text"><text:span text:style-name="Source_20_Text">eingabe = prompt("Befehl: ", completer=kommandos)</text:span></text:p>
      <text:p text:style-name="P1"><text:span text:style-name="Source_20_Text">print("Du hast eingegeben:", eingabe)</text:span></text:p>
      <text:p text:style-name="Horizontal_20_Line"/>
      <text:h text:style-name="Heading_20_1" text:outline-level="1"><text:soft-page-break/>Zusammenfassung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odul</text:p>
            </table:table-cell>
            <table:table-cell table:style-name="Table2.A1" office:value-type="string">
              <text:p text:style-name="Table_20_Heading">Hauptzweck</text:p>
            </table:table-cell>
            <table:table-cell table:style-name="Table2.A1" office:value-type="string">
              <text:p text:style-name="Table_20_Heading">Beispiel-Funk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ubprocess</text:span></text:p>
          </table:table-cell>
          <table:table-cell table:style-name="Table2.A1" office:value-type="string">
            <text:p text:style-name="Table_20_Contents">Bash-Skripte ausführen &amp; Output lesen</text:p>
          </table:table-cell>
          <table:table-cell table:style-name="Table2.A1" office:value-type="string">
            <text:p text:style-name="Table_20_Contents"><text:span text:style-name="Source_20_Text">subprocess.run()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thlib</text:span></text:p>
          </table:table-cell>
          <table:table-cell table:style-name="Table2.A1" office:value-type="string">
            <text:p text:style-name="Table_20_Contents">Dateipfade handhaben</text:p>
          </table:table-cell>
          <table:table-cell table:style-name="Table2.A1" office:value-type="string">
            <text:p text:style-name="Table_20_Contents"><text:span text:style-name="Source_20_Text">Path.exists()</text:span>, <text:span text:style-name="Source_20_Text">Path.resolve()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logging</text:span></text:p>
          </table:table-cell>
          <table:table-cell table:style-name="Table2.A1" office:value-type="string">
            <text:p text:style-name="Table_20_Contents">Logs schreiben</text:p>
          </table:table-cell>
          <table:table-cell table:style-name="Table2.A1" office:value-type="string">
            <text:p text:style-name="Table_20_Contents"><text:span text:style-name="Source_20_Text">logging.info()</text:span>, <text:span text:style-name="Source_20_Text">logging.error()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argparse</text:span></text:p>
          </table:table-cell>
          <table:table-cell table:style-name="Table2.A1" office:value-type="string">
            <text:p text:style-name="Table_20_Contents">Kommandozeilenargumente verarbeiten</text:p>
          </table:table-cell>
          <table:table-cell table:style-name="Table2.A1" office:value-type="string">
            <text:p text:style-name="Table_20_Contents"><text:span text:style-name="Source_20_Text">parser.add_argument()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os</text:span></text:p>
          </table:table-cell>
          <table:table-cell table:style-name="Table2.A1" office:value-type="string">
            <text:p text:style-name="Table_20_Contents">OS-Funktionen (Env, Rechte)</text:p>
          </table:table-cell>
          <table:table-cell table:style-name="Table2.A1" office:value-type="string">
            <text:p text:style-name="Table_20_Contents"><text:span text:style-name="Source_20_Text">os.environ</text:span>, <text:span text:style-name="Source_20_Text">os.chmod()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signal</text:span></text:p>
          </table:table-cell>
          <table:table-cell table:style-name="Table2.A1" office:value-type="string">
            <text:p text:style-name="Table_20_Contents">Signal-Handling (z.B. Ctrl+C)</text:p>
          </table:table-cell>
          <table:table-cell table:style-name="Table2.A1" office:value-type="string">
            <text:p text:style-name="Table_20_Contents"><text:span text:style-name="Source_20_Text">signal.signal()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json</text:span></text:p>
          </table:table-cell>
          <table:table-cell table:style-name="Table2.A1" office:value-type="string">
            <text:p text:style-name="Table_20_Contents">JSON parsen &amp; schreiben</text:p>
          </table:table-cell>
          <table:table-cell table:style-name="Table2.A1" office:value-type="string">
            <text:p text:style-name="Table_20_Contents"><text:span text:style-name="Source_20_Text">json.loads()</text:span>, <text:span text:style-name="Source_20_Text">json.dumps()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shlex</text:span></text:p>
          </table:table-cell>
          <table:table-cell table:style-name="Table2.A1" office:value-type="string">
            <text:p text:style-name="Table_20_Contents">Sichere Shell-Argument-Parsing</text:p>
          </table:table-cell>
          <table:table-cell table:style-name="Table2.A1" office:value-type="string">
            <text:p text:style-name="Table_20_Contents"><text:span text:style-name="Source_20_Text">shlex.split()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prompt_toolkit</text:span></text:p>
          </table:table-cell>
          <table:table-cell table:style-name="Table2.A1" office:value-type="string">
            <text:p text:style-name="Table_20_Contents">Fancy Terminal Eingaben (optional)</text:p>
          </table:table-cell>
          <table:table-cell table:style-name="Table2.A1" office:value-type="string">
            <text:p text:style-name="Table_20_Contents"><text:span text:style-name="Source_20_Text">prompt()</text:span>, Autocomplete</text:p>
          </table:table-cell>
        </table:table-row>
      </table:table>
      <text:p text:style-name="Horizontal_20_Line"/>
      <text:p text:style-name="Text_20_body">Wenn du möchtest, kann ich dir ein Beispielprogramm bauen, das diese Module sinnvoll kombiniert! Oder möchtest du zu einem Modul noch mehr Details?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9T16:16:37.199771906</dc:date>
    <meta:editing-duration>PT5M39S</meta:editing-duration>
    <meta:editing-cycles>5</meta:editing-cycles>
    <meta:generator>LibreOffice/24.2.7.2$Linux_X86_64 LibreOffice_project/420$Build-2</meta:generator>
    <meta:document-statistic meta:table-count="5" meta:image-count="0" meta:object-count="0" meta:page-count="8" meta:paragraph-count="223" meta:word-count="1098" meta:character-count="9090" meta:non-whitespace-character-count="8205"/>
  </office:meta>
</office:document-meta>
</file>